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72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4)">
            <text:p>sn(4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6T08:24:33.21">
            <text:p>2020/3/16 8:24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7cm" draw:caption-point-x="-1.353cm" draw:caption-point-y="2.4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15)">
            <text:p>sn(1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P2])+[.V2]" office:value-type="float" office:value="2">
            <text:p>2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genre;[.P7])+[.V7]" office:value-type="float" office:value="2">
            <text:p>2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genre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P12])+[.V12]" office:value-type="float" office:value="3">
            <text:p>3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4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genre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intro:(0305-1)-(0307-1)-(0307-2)</text:p>
          </table:table-cell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genre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1"/>
          <table:table-cell table:style-name="ce45" table:number-columns-repeated="3"/>
          <table:table-cell table:style-name="ce29"/>
          <table:table-cell table:style-name="ce28"/>
          <table:table-cell table:style-name="ce3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genre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genre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genre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16T08:24:33.37">
            <text:p>2020/3/16 8:2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64cm" draw:caption-point-x="-1.353cm" draw:caption-point-y="2.4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16T08:24:33.52">
            <text:p>2020/3/16 8:2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73cm" draw:caption-point-x="-1.353cm" draw:caption-point-y="2.4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16T08:24:33.64">
            <text:p>2020/3/16 8:24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7cm" draw:caption-point-x="-1.353cm" draw:caption-point-y="2.4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15)">
            <text:p>sn(1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6T08:24:33.75">
            <text:p>2020/3/16 8:24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15)">
            <text:p>sn(1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16T08:24:33.83">
            <text:p>2020/3/16 8:24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16T08:24:33.92">
            <text:p>2020/3/16 8:24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6T08:24:34.02">
            <text:p>2020/3/16 8:2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5)">
            <text:p>sn(1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6T08:24:34.1">
            <text:p>2020/3/16 8:2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5cm" draw:caption-point-x="-1.353cm" draw:caption-point-y="2.2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16T08:24:34.19">
            <text:p>2020/3/16 8:2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15)">
            <text:p>sn(1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16T08:24:34.27">
            <text:p>2020/3/16 8:2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05cm" draw:caption-point-x="-1.353cm" draw:caption-point-y="2.24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target-range-address="kb.A2:kb.L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/03/16</text:date>, <text:time>08:24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6T08:24:32.71</dc:date>
    <dc:creator>iwabuchi ken</dc:creator>
    <meta:editing-duration>P7DT14H15M37S</meta:editing-duration>
    <meta:editing-cycles>737</meta:editing-cycles>
    <meta:generator>OpenOffice/4.1.3$Win32 OpenOffice.org_project/413m1$Build-9783</meta:generator>
    <meta:document-statistic meta:table-count="11" meta:cell-count="4491" meta:object-count="0"/>
    <meta:user-defined meta:name="sheets-banding"/>
    <meta:user-defined meta:name="sheets-original-selection"/>
  </office:meta>
</office:document-meta>
</file>